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貝見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頁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白烏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身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冖黽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疒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亞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气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乑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6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6:54:52.451162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3T16:56:52.309812608</dc:date>
    <meta:editing-duration>P5DT21H33M7S</meta:editing-duration>
    <meta:editing-cycles>1519</meta:editing-cycles>
    <meta:generator>LibreOffice/7.6.7.2$Linux_X86_64 LibreOffice_project/60$Build-2</meta:generator>
    <meta:document-statistic meta:table-count="1" meta:cell-count="446" meta:object-count="0"/>
  </office:meta>
</office:document-meta>
</file>